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1f59" officeooo:paragraph-rsid="00121f5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utilisat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28:45.087308495</meta:creation-date>
    <meta:generator>LibreOffice/5.3.6.1$Linux_X86_64 LibreOffice_project/30$Build-1</meta:generator>
    <dc:date>2020-01-22T15:29:03.790792145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25" meta:non-whitespace-character-count="24"/>
  </office:meta>
</office:document-meta>
</file>